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140e87" officeooo:paragraph-rsid="00140e87"/>
    </style:style>
    <style:style style:name="P2" style:family="paragraph" style:parent-style-name="Standard">
      <style:text-properties fo:color="#000000" style:font-name="Arial1" fo:font-size="12pt" fo:font-weight="normal" officeooo:rsid="000b09f7" officeooo:paragraph-rsid="000b09f7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rial1" fo:font-size="12pt" fo:font-weight="normal" officeooo:rsid="000b09f7" officeooo:paragraph-rsid="000e2d76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Arial1" fo:font-size="12pt" fo:font-weight="normal" officeooo:rsid="000e2d76" officeooo:paragraph-rsid="00109b8b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Arial1" fo:font-size="12pt" fo:font-weight="normal" officeooo:rsid="00109b8b" officeooo:paragraph-rsid="000b09f7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ff69b4" style:font-name="Arial1" fo:font-size="12pt" fo:font-weight="bold" officeooo:rsid="000b09f7" officeooo:paragraph-rsid="000b09f7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1" fo:font-size="12pt" officeooo:rsid="000b09f7" officeooo:paragraph-rsid="000b09f7" style:font-size-asian="12pt" style:font-size-complex="12pt"/>
    </style:style>
    <style:style style:name="P8" style:family="paragraph" style:parent-style-name="Standard">
      <style:text-properties style:font-name="Arial1" fo:font-size="12pt" officeooo:rsid="000b09f7" officeooo:paragraph-rsid="00127e9e" style:font-size-asian="12pt" style:font-size-complex="12pt"/>
    </style:style>
    <style:style style:name="P9" style:family="paragraph" style:parent-style-name="Standard">
      <style:text-properties style:font-name="Arial1" fo:font-size="12pt" officeooo:rsid="00131e50" officeooo:paragraph-rsid="00131e50" style:font-size-asian="12pt" style:font-size-complex="12pt"/>
    </style:style>
    <style:style style:name="P10" style:family="paragraph" style:parent-style-name="Standard">
      <style:text-properties style:font-name="Arial1" fo:font-size="12pt" fo:font-weight="bold" officeooo:rsid="000b09f7" officeooo:paragraph-rsid="000b09f7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fo:font-size="11pt" officeooo:rsid="00131e50" officeooo:paragraph-rsid="00131e50" style:font-size-asian="11pt" style:font-size-complex="11pt"/>
    </style:style>
    <style:style style:name="P12" style:family="paragraph" style:parent-style-name="Standard">
      <style:text-properties style:font-name="Arial1" fo:font-size="11pt" officeooo:rsid="00131e50" officeooo:paragraph-rsid="001d065b" style:font-size-asian="11pt" style:font-size-complex="11pt"/>
    </style:style>
    <style:style style:name="P13" style:family="paragraph" style:parent-style-name="Standard">
      <style:text-properties style:font-name="Arial1" fo:font-size="11pt" officeooo:rsid="000b09f7" officeooo:paragraph-rsid="000b09f7" style:font-size-asian="11pt" style:font-size-complex="11pt"/>
    </style:style>
    <style:style style:name="P14" style:family="paragraph" style:parent-style-name="Standard">
      <style:text-properties style:font-name="Liberation Serif1" officeooo:rsid="00131e50" officeooo:paragraph-rsid="001f3ad1"/>
    </style:style>
    <style:style style:name="P15" style:family="paragraph" style:parent-style-name="Standard">
      <style:text-properties fo:color="#000000" style:font-name="Arial1" fo:font-size="12pt" fo:font-weight="normal" officeooo:rsid="000b09f7" officeooo:paragraph-rsid="00150407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f37b70" style:font-name="Arial1" fo:font-size="12pt" fo:font-weight="normal" officeooo:rsid="00204a04" officeooo:paragraph-rsid="00204a0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rial1" fo:font-size="11pt" officeooo:rsid="00131e50" officeooo:paragraph-rsid="00228975" style:font-size-asian="11pt" style:font-size-complex="11pt"/>
    </style:style>
    <style:style style:name="P18" style:family="paragraph" style:parent-style-name="Standard">
      <style:text-properties style:font-name="Arial1" fo:font-size="11pt" officeooo:rsid="001c1709" officeooo:paragraph-rsid="00228975" style:font-size-asian="11pt" style:font-size-complex="11pt"/>
    </style:style>
    <style:style style:name="T1" style:family="text">
      <style:text-properties officeooo:rsid="000e2d76"/>
    </style:style>
    <style:style style:name="T2" style:family="text">
      <style:text-properties officeooo:rsid="000b09f7"/>
    </style:style>
    <style:style style:name="T3" style:family="text">
      <style:text-properties officeooo:rsid="000ec2af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09b8b" style:font-weight-asian="normal" style:font-weight-complex="normal"/>
    </style:style>
    <style:style style:name="T6" style:family="text">
      <style:text-properties fo:color="#000000" fo:font-weight="normal" officeooo:rsid="00127e9e" style:font-weight-asian="normal" style:font-weight-complex="normal"/>
    </style:style>
    <style:style style:name="T7" style:family="text">
      <style:text-properties fo:color="#000000" fo:font-weight="normal" officeooo:rsid="0018ba91" style:font-weight-asian="normal" style:font-weight-complex="normal"/>
    </style:style>
    <style:style style:name="T8" style:family="text">
      <style:text-properties fo:color="#000000" style:font-name="Arial1" fo:font-size="12pt" style:font-size-asian="12pt" style:font-size-complex="12pt"/>
    </style:style>
    <style:style style:name="T9" style:family="text">
      <style:text-properties fo:color="#000000" style:font-name="Arial1" fo:font-size="12pt" officeooo:rsid="0018ba91" style:font-size-asian="12pt" style:font-size-complex="12pt"/>
    </style:style>
    <style:style style:name="T10" style:family="text">
      <style:text-properties fo:color="#ff1493" style:font-name="Arial1" fo:font-size="12pt" style:font-size-asian="12pt" style:font-size-complex="12pt"/>
    </style:style>
    <style:style style:name="T11" style:family="text">
      <style:text-properties officeooo:rsid="00140e87"/>
    </style:style>
    <style:style style:name="T12" style:family="text">
      <style:text-properties officeooo:rsid="00150407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font-size="12pt" officeooo:rsid="000b09f7" style:font-size-asian="12pt" style:font-size-complex="12pt"/>
    </style:style>
    <style:style style:name="T15" style:family="text">
      <style:text-properties style:font-name="Arial1" fo:font-size="11pt" style:font-size-asian="11pt" style:font-size-complex="11pt"/>
    </style:style>
    <style:style style:name="T16" style:family="text">
      <style:text-properties officeooo:rsid="0018ba91"/>
    </style:style>
    <style:style style:name="T17" style:family="text">
      <style:text-properties officeooo:rsid="001a0020"/>
    </style:style>
    <style:style style:name="T18" style:family="text">
      <style:text-properties fo:color="#5e8ac7" style:font-name="Arial1" fo:font-size="12pt" style:font-size-asian="12pt" style:font-size-complex="12pt"/>
    </style:style>
    <style:style style:name="T19" style:family="text">
      <style:text-properties fo:color="#5e8ac7" style:font-name="Arial1" fo:font-size="11pt" style:font-size-asian="11pt" style:font-size-complex="11pt"/>
    </style:style>
    <style:style style:name="T20" style:family="text">
      <style:text-properties officeooo:rsid="001d065b"/>
    </style:style>
    <style:style style:name="T21" style:family="text">
      <style:text-properties style:font-name="Arial" officeooo:rsid="001d065b"/>
    </style:style>
    <style:style style:name="T22" style:family="text">
      <style:text-properties style:font-name="Arial" officeooo:rsid="001c1709"/>
    </style:style>
    <style:style style:name="T23" style:family="text">
      <style:text-properties officeooo:rsid="001c1709"/>
    </style:style>
    <style:style style:name="T24" style:family="text">
      <style:text-properties fo:color="#f37b70" style:font-name="Arial1" fo:font-size="11pt" style:font-size-asian="11pt" style:font-size-complex="11pt"/>
    </style:style>
    <style:style style:name="T25" style:family="text">
      <style:text-properties fo:color="#f37b70" style:font-name="Arial1" fo:font-size="11pt" officeooo:rsid="00140e87" style:font-size-asian="11pt" style:font-size-complex="11pt"/>
    </style:style>
    <style:style style:name="T26" style:family="text">
      <style:text-properties fo:color="#f37b70" officeooo:rsid="002146f8"/>
    </style:style>
    <style:style style:name="T27" style:family="text">
      <style:text-properties fo:color="#f37b70" officeooo:rsid="00140e87"/>
    </style:style>
    <style:style style:name="T28" style:family="text">
      <style:text-properties style:font-name="Arial"/>
    </style:style>
    <style:style style:name="T29" style:family="text">
      <style:text-properties officeooo:rsid="002146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7"/>
      <text:p text:style-name="P10">Preporuka za Farkaš Ingrid</text:p>
      <text:p text:style-name="P10"/>
      <text:p text:style-name="P10"/>
      <text:p text:style-name="P10"/>
      <text:p text:style-name="P2">Ovu preporuku pišem za Farkaš Ingrid, koja je konkurisala za posao Web <text:span text:style-name="T26">(Java ??????)</text:span> Developer-<text:span text:style-name="T17">a</text:span> ( Programer<text:span text:style-name="T17">a</text:span> ).</text:p>
      <text:p text:style-name="P2"/>
      <text:p text:style-name="P2">Poznajem Ingrid o<text:span text:style-name="T12">ko</text:span> <text:span text:style-name="T12">dve </text:span>godin<text:span text:style-name="T12">e</text:span> kao <text:span text:style-name="T20">predava</text:span><text:span text:style-name="T21">č</text:span>. Predavao sam Ingrid dva kursa: Napredna Java i Oracle <text:span text:style-name="T20">APEX</text:span>.</text:p>
      <text:p text:style-name="P2"/>
      <text:p text:style-name="P15"><text:span text:style-name="T12">U</text:span> oba kursa Ingrid je veoma marljivo studirala, uvek je na vreme uradila zadatke i trudila se da postigne najbolji rezultat. Na času je bila veoma aktivna, postavljala je puno pitanja i aktivno je <text:span text:style-name="T1">u</text:span>č<text:span text:style-name="T1">estvovala u razmeni mi</text:span>š<text:span text:style-name="T1">ljenja. Pored toga ona se uvek trudila da nau</text:span>č<text:span text:style-name="T1">i i da uradi mnogo vi</text:span>š<text:span text:style-name="T1">e nego </text:span>š<text:span text:style-name="T1">to sam od nje o</text:span>č<text:span text:style-name="T1">ekivao. </text:span></text:p>
      <text:p text:style-name="P15"/>
      <text:p text:style-name="P16">Posle zavr<text:span text:style-name="T28">š</text:span>etka kursa … ???????????</text:p>
      <text:p text:style-name="P3"/>
      <text:p text:style-name="P4">Mislim da <text:span text:style-name="T2">ć</text:span>e Ingrid biti odli<text:span text:style-name="T2">č</text:span>an dodatak Va<text:span text:style-name="T2">š</text:span>oj kompaniji. Ona <text:span text:style-name="T16">poseduje</text:span> veoma temeljno znanje u oblasti programiranja i baza podataka, <text:span text:style-name="T3">veoma je precizna, obraća puno pažnje na detalje i ima veoma dobar logičan pristup rešavanju problema. Ona je veoma samostalna ali takođe uživa da radi kao deo tima.</text:span></text:p>
      <text:p text:style-name="P5"/>
      <text:p text:style-name="P8"><text:span text:style-name="T5">Na </text:span><text:span text:style-name="T4">č</text:span><text:span text:style-name="T5">asu je pokazala da je veoma inteligentna i sposobna studentkinja sa velikim potencijalom. </text:span><text:span text:style-name="T6">Ona je uvek bila jedna od najboljih studenata u </text:span><text:span text:style-name="T4">š</text:span><text:span text:style-name="T6">koli. </text:span><text:span text:style-name="T7">S</text:span><text:span text:style-name="T6">iguran </text:span><text:span text:style-name="T7">sam </text:span><text:span text:style-name="T6">da </text:span><text:span text:style-name="T4">ć</text:span><text:span text:style-name="T6">e Ingrid biti veoma uspe</text:span><text:span text:style-name="T4">š</text:span><text:span text:style-name="T6">na u profesiji programera.</text:span></text:p>
      <text:p text:style-name="P7"/>
      <text:p text:style-name="P14"><text:span text:style-name="T13">Siguran sam da </text:span><text:span text:style-name="T14">ć</text:span><text:span text:style-name="T13">e Ingrid biti veoma uspe</text:span><text:span text:style-name="T14">š</text:span><text:span text:style-name="T13">an i vredan dodatak Va</text:span><text:span text:style-name="T14">š</text:span><text:span text:style-name="T13">oj organizaciji. Dao bih joj najbolju preporuku. Ako imate bilo kakvih pitanja molim Vas slobodno stupite u kontakt sa mnom telefonom ( (069) 446 - 6046 ) </text:span><text:span text:style-name="T8">ili emailom (</text:span><text:span text:style-name="T10"> </text:span><text:a xlink:type="simple" xlink:href="mailto:vladimir.lalovic@digimed.rs" text:style-name="Internet_20_link" text:visited-style-name="Visited_20_Internet_20_Link"><text:span text:style-name="T18">vladimir.lalovic@digimed.rs</text:span></text:a><text:span text:style-name="T10"> </text:span><text:span text:style-name="T25">???????</text:span><text:span text:style-name="T9">)</text:span><text:span text:style-name="T13">.</text:span></text:p>
      <text:p text:style-name="P9"/>
      <text:p text:style-name="P9"/>
      <text:p text:style-name="P9">Sa po<text:span text:style-name="T2">š</text:span>tovanjem,</text:p>
      <text:p text:style-name="P9"/>
      <text:p text:style-name="P9"/>
      <text:p text:style-name="P9"/>
      <text:p text:style-name="P9"/>
      <text:p text:style-name="P11">Vladimir Lalović</text:p>
      <text:p text:style-name="P12">Pr<text:span text:style-name="T23">edava</text:span><text:span text:style-name="T22">č</text:span></text:p>
      <text:p text:style-name="P18">Digimed d.o.o. <text:span text:style-name="T27">???????</text:span></text:p>
      <text:p text:style-name="P18">Cara Lazara 7 <text:span text:style-name="T27">???????</text:span></text:p>
      <text:p text:style-name="P17">1<text:span text:style-name="T23">9210</text:span> B<text:span text:style-name="T23">or </text:span><text:span text:style-name="T27">???????</text:span></text:p>
      <text:p text:style-name="P11"/>
      <text:p text:style-name="P17">Mobilni: (069) <text:span text:style-name="T11">446 – 6046 </text:span><text:span text:style-name="T27">???????</text:span></text:p>
      <text:p text:style-name="P1"><text:span text:style-name="T15">Email: <text:s/></text:span><text:a xlink:type="simple" xlink:href="mailto:vladimir.lalovic@digimed.rs" text:style-name="Internet_20_link" text:visited-style-name="Visited_20_Internet_20_Link">vladimir.lalovic@digimed.rs</text:a><text:span text:style-name="T19"> </text:span><text:span text:style-name="T24">???????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13:14:01.594000000</meta:creation-date>
    <dc:date>2022-02-18T02:59:02.990000000</dc:date>
    <meta:editing-duration>PT2H15M45S</meta:editing-duration>
    <meta:editing-cycles>18</meta:editing-cycles>
    <meta:generator>LibreOffice/5.4.7.2$Windows_X86_64 LibreOffice_project/c838ef25c16710f8838b1faec480ebba495259d0</meta:generator>
    <meta:print-date>2018-08-08T23:54:27.136000000</meta:print-date>
    <meta:document-statistic meta:table-count="0" meta:image-count="0" meta:object-count="0" meta:page-count="1" meta:paragraph-count="16" meta:word-count="250" meta:character-count="1559" meta:non-whitespace-character-count="1322"/>
  </office:meta>
</office:document-meta>
</file>